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position="super 63.6%"/>
    </style:style>
  </office:automatic-styles>
  <office:body>
    <office:text text:use-soft-page-breaks="true">
      <text:h text:style-name="P1" text:outline-level="1">Assembly Tutorial, Lesson 1: Basics</text:h>
      <text:p text:style-name="Normal">[Title Slide]</text:p>
      <text:p text:style-name="Normal">Hi, there! This is Matt Heffernan. Welcome back to my channel. Today’s video is going to be a bit of a departure from my normal demos<text:s/>and tutorials for specific types of applications. This is the first episode of a new series that seeks to demystify assembly language programming for the 6502 processor family, and specifically for the 65C02 found in the Commander X16. 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text:s/>you started on those topics, and I’ll include some examples here in the description below.</text:p>
      <text:p text:style-name="Normal">[Slide 2: definition]</text:p>
      <text:p text:style-name="Normal">So what, exactly, is assembly language? Every processor has one, after all, each used to various degrees by different kinds of programmers, but<text:s/>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Slide 3: Assembler]</text:p>
      <text:p text:style-name="Normal">An assembler is a program like a compiler that takes in an assembly program text file and outputs binary machine<text:s/>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soft-page-break/>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text:s/>the original MOS standard used in assemblers going back to the birth of the 6502 family in the mid-1970s.</text:p>
      <text:p text:style-name="Normal">[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text:s/>to be used for anything. Instructions that use A are either loading a value into it, modifying it, or storing its value in another register or memory address.</text:p>
      <text:p text:style-name="Normal">Then there are the index registers, X and Y. You can load and store values to and from them, and<text:s/>increment and decrement them, but that’s it. Their primary use is for indexing through arrays in memory. There are certain addressing modes that only work with one of them, and we’ll be getting into that in detail in a later video.</text:p>
      <text:p text:style-name="Normal">The other register you<text:s/>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Program Counter after executing each instruction, which will either change to the next instruction in memory, or jump to a different part of memory depending on the instruction and its result.</text:p>
      <text:p text:style-name="Normal">Finally, there is the stack pointer, which is actually only 8 bits as the memory stack must be contained in a single 256-byte page of memory. This is one of the many, many limiting factors of 6502 software, and a big reason why assembly language is the best option for serious development on platforms in this family.</text:p>
      <text:p text:style-name="Normal">[Slide 5: Mnemonic Syntax]</text:p>
      <text:soft-page-break/>
      <text:p text:style-name="Normal">Like all conventional computers, the 6502 executes code as a series of instructions in memory. Like all<text:s/>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opcode, for short. Each opcode has a fixed number of bytes that will immediately follow it in memory that the processor will need to read in order to execute the instruction. Instructions that only consist of the opcode 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text:s/>data from a full 16-bit address. Two-byte operands are always addresses above the zero page that the instruction is either loading data from or storing data to.</text:p>
      <text:p text:style-name="Normal">The 6502 assembly mnemonics simplify the specification of these opcodes by using the same three-letter instruction abbreviation for opcodes that do the same sort of operation. 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his will be translated to the hexadecimal bytes A9 01. A9, or in binary 10101001, is the opcode for the immediate addressing mode for LDA. This will always be followed with a single byte containing the value to load, in this case 1. Before assembly languages, instructions like this would be made in punch cards, sometimes requiring the programmer to punch out every single bit. Or it could be run in real time by flipping switches attached to the data bus and<text:s/>clocking in the instruction one byte at time. Assembly language mnemonics make it much easier to program without having to memorize all the different opcodes or have to format all the operands in binary. You only have to remember<text:s/>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I have some links for that in the description.</text:p>
      <text:p text:style-name="Normal">[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text:s/>math operation we can do on the 65C02: incrementing. Note that other processors like the original 6502 or the 6507 don’t support this with the accumulator. For those you need to add 1, which requires a lot more memory and time. But for the 65C02 we can use just the INC<text:s/><text:soft-page-break/>instruction without an operand, 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write to it from our program and read it back any time later. Here we are using the hex address 1000, which would be the same<text:s/>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T2">th</text:span><text:s/>page past the zero page. If you wanted to use binary for operands, you could use the percent symbol instead of the dollar sign, but that gets a bit absurd for 16-bit addresses. You could absolutely write this instruction<text:s/>as STA %0001000000000000 if you really wanted, but generally binary is only used for immediate 8-bit values.</text:p>
      <text:p text:style-name="Normal">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text:s/>has different opcodes for direct addresses for the zero page and the rest of memory. As hex 1000 is not on the zero page, the hex 8D opcode is used, followed by the 16-bit address. Since the 6502 family is little-endian (more on that in another episode),<text:s/>the bytes of the address are reversed in the instruction from what you’d expect. So, the complete hex machine code instruction is 8D 00 10. If we stored the value to a zero page address, we could use the hex A5 opcode followed by the one-byte address. This<text:s/>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soft-page-break/>
      <text:p text:style-name="Normal">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text:s/>later episodes, but for now, let’s get this program ready to run.</text:p>
      <text:p text:style-name="Normal">[Cut to Atom]</text:p>
      <text:p text:style-name="Normal">Here we see our code in a text editor. I prefer to use Atom,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text:s/>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So, we have to start with .org $080D which will make our code start there, then we have to go through all the required segments that are in the default X16 configuration for ca65. We are only really putting stuff in the CODE segment, so<text:s/>we can just rattle through STARTUP, INIT, and ONCE, which are really just arbitrary markers, anyway. Then you will see a label followed by a colon: start. This isn’t really necessary, but it’s nice to have a label that you can reference later in the code<text:s/>that points to beginning of execution. We’ll get into labels more in later episodes, so for now let’s see how our code looks.</text:p>
      <text:p text:style-name="Normal">The general style for ca65 is to have instructions indented by three spaces and labels to be at the start of the line. This isn’t<text:s/>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text:s/>be placed on the stack, so the RTS will make the processor pull that address off the stack and put it back into the Program Counter and control is relinquished to BASIC.</text:p>
      <text:p text:style-name="Normal">Of course, you can define your own subroutines in assembly and grow the stack so that<text:s/>an RTS will go back to your code and keep your program running, but that will be another episode.</text:p>
      <text:p text:style-name="Normal">For now, let’s go ahead an run this program.</text:p>
      <text:p text:style-name="Normal">[Cut to terminal]</text:p>
      <text:p text:style-name="Normal">First, we need to build it. We need to have a PRG file for the executable program to load from<text:s/>BASIC and it would also be nice to have a machine code listing to help with debugging. So, we are going to use the cl65 linker, cl65. I already have all the cc65 toolchain binaries in my path, so I can just call it right from the directory where I have my<text:s/>code. If you don’t have cc65 installed like this, check out the instructions that I have linked in the description. So the arguments I need for cl65 are first to specify the target<text:s/><text:soft-page-break/>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text:s/>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text:s/>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So I’ll let this run and you can see that it finishes almost immediately. This is a pretty small program and I am assembling it on a very fast, modern computer. Having a lot of code and linking individually built files can make assembly and linkage take an appreciable<text:s/>amount of time, but rarely more than a few seconds on a modern computer.</text:p>
      <text:p text:style-name="Normal">If we do a directory listing we can see the two new artifacts we specified, and an additional one we didn’t ask for: loadstore.o. This is a linkable object file for cc65, and you could link additional assembly or C code with it, like I did in my “Hello, cc65” video. But for now, we are going to ignore that file and just take a look at the ones we want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see a column of 1s. This is the include<text:s/>depth, and we’ll get into that in another episode. For now, we aren’t using any include files, so our depth is always 1.</text:p>
      <text:p text:style-name="Normal">Now, let’s take a look at the actual PRG file that we are going to load. The first two bytes are the load address, which is also<text:s/>little-endian, so starting with hex 0108 means that the data starting from the third byte will be loaded into RAM starting at hex 0801. Then you see hex 0b08. This is another little-endian address: hex 080B, which is where the next BASIC instruction would<text:s/>be placed in RAM. But, we don’t have another BASIC instruction, just our machine code, so it ends up just pointing to those three 0s of padding, which indicates the end of a BASIC program.</text:p>
      <text:p text:style-name="Normal">Moving on, we have hex 2003, which is another little-endian value,<text:s/>but this time for the line number, which is 800, or hex 0320. Then we see hex 9E, which is the token code for SYS, which helps to make the tokenized BASIC more compact that writing out S-Y-S and then parsing it out at runtime. Then we have the argument to<text:s/>SYS, which is the PETSCII-encoded decimal number 2061. And that’s it for the tokenized BASIC. As we’ll see, this should generate a listing of “800 SYS 2061”, but our machine code is nowhere to be seen in that listing. It’s hidden at hex 080D,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text:s/>to RAM to execute 7 bytes of machine code.</text:p>
      <text:soft-page-break/>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Cut to X16 Emulator]</text:p>
      <text:p text:style-name="Normal">Now we can load our program from the host file system with a simple LOAD<text:s/>“EXAMPLE.PRG”, and that will put the file payload into memory at hex address 0801, as expected. We can verify that by hitting the F12 key to open the debugger. Here we can see the current state of the processor registers and disassembly of the 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text:s/>can’t see 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text:s/>2061, or hex 080D.</text:p>
      <text:p text:style-name="Normal">Now, let’s check out the memory that our code will modify, at hex 1000. Here we can see that it starts with a zero, followed by an endless sea of more zeros. Our program should change that first zero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Normal">So that’s as far as we’re going today. I hope<text:s/>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soft-page-break/>
      <text:p text:style-name="Normal">If you don’t want to miss the next episode, please make sure you are subscribed to my channel and click that bell to get notified of when any of my videos come out. Please check out the repo I have for this tutorial on GitHub and all the links I have in the description and give it a try yourself. I promise you it’s not that painful!</text:p>
      <text:p text:style-name="Normal">Anyway, thanks, and I will talk you again very soon. Bye, no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0-12-09T21:41:00Z</meta:creation-date>
    <dc:date>2020-12-10T19:36:00Z</dc:date>
    <meta:template xlink:href="Normal.dotm" xlink:type="simple"/>
    <meta:editing-cycles>38</meta:editing-cycles>
    <meta:editing-duration>PT18360S</meta:editing-duration>
    <meta:document-statistic meta:page-count="8" meta:paragraph-count="51" meta:word-count="3830" meta:character-count="25616" meta:row-count="181" meta:non-whitespace-character-count="21837"/>
  </office:meta>
</office:document-meta>
</file>